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87cm"/>
    </style:style>
    <style:style style:name="gr4" style:family="graphic" style:parent-style-name="standard">
      <style:graphic-properties draw:stroke="none" draw:fill="none" fo:min-height="6.401cm"/>
    </style:style>
    <style:style style:name="gr5" style:family="graphic" style:parent-style-name="standard">
      <style:graphic-properties draw:stroke="none" draw:fill="none" fo:min-height="10.80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10.792cm" style:use-optimal-column-width="false"/>
    </style:style>
    <style:style style:name="co2" style:family="table-column">
      <style:table-column-properties style:column-width="10.797cm" style:use-optimal-column-width="false"/>
    </style:style>
    <style:style style:name="ro1" style:family="table-row">
      <style:table-row-properties style:row-height="2.677cm"/>
    </style:style>
    <style:style style:name="ro2" style:family="table-row">
      <style:table-row-properties style:row-height="2.691cm"/>
    </style:style>
    <style:style style:name="ce1" style:family="table-cell">
      <style:paragraph-properties fo:text-align="center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/>
      <style:text-properties style:font-name="Monospace" fo:font-size="20pt" style:font-name-asian="Monospace" style:font-size-asian="20pt" style:font-name-complex="Monospace" style:font-size-complex="20pt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9" style:family="paragraph">
      <loext:graphic-properties draw:fill="none"/>
      <style:text-properties style:font-name="Monospace" fo:font-size="18pt" style:font-name-asian="Monospace" style:font-size-asian="13pt" style:font-name-complex="Monospace" style:font-size-complex="1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5" style:family="text">
      <style:text-properties fo:color="#7f0055" style:font-name="Monospace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6" style:family="text">
      <style:text-properties fo:color="#000000" style:font-name="Monospace" fo:font-size="28pt" style:font-name-asian="Monospace" style:font-size-asian="28pt" style:font-name-complex="Monospace" style:font-size-complex="28pt"/>
    </style:style>
    <style:style style:name="T7" style:family="text">
      <style:text-properties fo:color="#6a3e3e" style:font-name="Monospace" fo:font-size="28pt" style:font-name-asian="Monospace" style:font-size-asian="28pt" style:font-name-complex="Monospace" style:font-size-complex="28pt"/>
    </style:style>
    <style:style style:name="T8" style:family="text">
      <style:text-properties fo:color="#2a00ff" style:font-name="Monospace" fo:font-size="28pt" style:font-name-asian="Monospace" style:font-size-asian="28pt" style:font-name-complex="Monospace" style:font-size-complex="28pt"/>
    </style:style>
    <style:style style:name="T9" style:family="text">
      <style:text-properties fo:color="#0000c0" style:font-name="Monospace" fo:font-size="28pt" fo:font-style="italic" fo:font-weight="bold" style:font-name-asian="Monospace" style:font-size-asian="28pt" style:font-style-asian="italic" style:font-weight-asian="bold" style:font-name-complex="Monospace" style:font-size-complex="28pt" style:font-style-complex="italic" style:font-weight-complex="bold"/>
    </style:style>
    <style:style style:name="T10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11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12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13" style:family="text">
      <style:text-properties fo:color="#6a3e3e" style:font-name="Monospace" fo:font-size="20pt" style:font-name-asian="Monospace" style:font-size-asian="20pt" style:font-name-complex="Monospace" style:font-size-complex="20pt"/>
    </style:style>
    <style:style style:name="T1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15" style:family="text">
      <style:text-properties fo:color="#0000c0" style:font-name="Monospace" fo:font-size="20pt" fo:font-style="italic" fo:font-weight="bold" style:font-name-asian="Monospace" style:font-size-asian="20pt" style:font-style-asian="italic" style:font-weight-asian="bold" style:font-name-complex="Monospace" style:font-size-complex="20pt" style:font-style-complex="italic" style:font-weight-complex="bold"/>
    </style:style>
    <style:style style:name="T16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17" style:family="text">
      <style:text-properties style:use-window-font-color="true" style:font-name="Monospace" fo:font-size="28pt" style:text-underline-style="none" style:font-name-asian="Monospace" style:font-size-asian="28pt" style:font-name-complex="Monospace" style:font-size-complex="28pt"/>
    </style:style>
    <style:style style:name="T18" style:family="text">
      <style:text-properties fo:color="#7f0055" style:font-name="Monospace" fo:font-size="18pt" fo:font-weight="bold" style:font-name-asian="Monospace" style:font-size-asian="13pt" style:font-weight-asian="bold" style:font-name-complex="Monospace" style:font-size-complex="13pt" style:font-weight-complex="bold"/>
    </style:style>
    <style:style style:name="T19" style:family="text">
      <style:text-properties fo:color="#000000" style:font-name="Monospace" fo:font-size="18pt" style:font-name-asian="Monospace" style:font-size-asian="13pt" style:font-name-complex="Monospace" style:font-size-complex="13pt"/>
    </style:style>
    <style:style style:name="T20" style:family="text">
      <style:text-properties fo:color="#6a3e3e" style:font-name="Monospace" fo:font-size="18pt" style:font-name-asian="Monospace" style:font-size-asian="13pt" style:font-name-complex="Monospace" style:font-size-complex="13pt"/>
    </style:style>
    <style:style style:name="T21" style:family="text">
      <style:text-properties fo:color="#000000" style:font-name="Monospace" fo:font-size="18pt" fo:font-style="italic" style:font-name-asian="Monospace" style:font-size-asian="13pt" style:font-style-asian="italic" style:font-name-complex="Monospace" style:font-size-complex="13pt" style:font-style-complex="italic"/>
    </style:style>
    <style:style style:name="T22" style:family="text">
      <style:text-properties fo:color="#0000c0" style:font-name="Monospace" fo:font-size="18pt" style:font-name-asian="Monospace" style:font-size-asian="13pt" style:font-name-complex="Monospace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2.5cm" svg:x="0.4cm" svg:y="9.3cm" presentation:class="title" presentation:user-transformed="true">
          <draw:text-box>
            <text:p><text:span text:style-name="T1">JAVA INSIDE</text:span><text:span text:style-name="T1"><text:line-break/></text:span><text:span text:style-name="T1">TP 06 - Continuation <text:s/>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/></text:p>
            <text:p/>
            <text:p/>
            <text:p>Lien GitHub : <text:a xlink:href="https://github.com/MelissaDaCosta/java-inside" xlink:type="simple">https://github.com/MelissaDaCosta/java-inside</text:a></text:p>
            <text:p/>
          </draw:text-box>
        </draw:frame>
        <draw:frame draw:style-name="gr1" draw:text-style-name="P3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inuation VS Thread</text:p>
          </draw:text-box>
        </draw:frame>
        <draw:frame presentation:style-name="pr5" draw:layer="layout" svg:width="26.4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1.588cm" svg:height="13.398cm" svg:x="3.206cm" svg:y="5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CONTINUATION </text:p>
              </table:table-cell>
              <table:table-cell>
                <text:p text:style-name="P4">THREAD</text:p>
              </table:table-cell>
            </table:table-row>
            <table:table-row table:style-name="ro1" table:default-cell-style-name="ce1">
              <table:table-cell table:number-columns-spanned="2">
                <text:p text:style-name="P4">Exécute Runnable une seule fois</text:p>
              </table:table-cell>
              <table:covered-table-cell/>
            </table:table-row>
            <table:table-row table:style-name="ro1" table:default-cell-style-name="ce1">
              <table:table-cell/>
              <table:table-cell>
                <text:p text:style-name="P4">Contient une continuation</text:p>
                <text:p text:style-name="P4">Il peut en exécuter plusieurs</text:p>
              </table:table-cell>
            </table:table-row>
            <table:table-row table:style-name="ro1" table:default-cell-style-name="ce1">
              <table:table-cell>
                <text:p text:style-name="P4">Scheduling : C’est le code que l’on écrit dans l’application</text:p>
              </table:table-cell>
              <table:table-cell>
                <text:p text:style-name="P4">Scheduling géré par l’OS</text:p>
              </table:table-cell>
            </table:table-row>
            <table:table-row table:style-name="ro2" table:default-cell-style-name="ce1">
              <table:table-cell>
                <text:p text:style-name="P4">Concurrence coopérative car pas d’interruption</text:p>
              </table:table-cell>
              <table:table-cell>
                <text:p text:style-name="P4">Concurrence : Non coopérative / racy / compétitif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Exemple de création d’une continuation</text:span></text:p>
          </draw:text-box>
        </draw:frame>
        <draw:frame presentation:style-name="pr5" draw:text-style-name="P1" draw:layer="layout" svg:width="25.2cm" svg:height="13cm" svg:x="1.4cm" svg:y="5cm" presentation:class="outline" presentation:user-transformed="true">
          <draw:text-box>
            <text:p><text:span text:style-name="T5">var</text:span><text:span text:style-name="T6"> </text:span><text:span text:style-name="T7">continuationScope</text:span><text:span text:style-name="T6"> = </text:span><text:span text:style-name="T5">new</text:span><text:span text:style-name="T6"> ContinuationScope(</text:span><text:span text:style-name="T8">"hello1"</text:span><text:span text:style-name="T6">);</text:span></text:p>
            <text:p><text:span text:style-name="T5">var</text:span><text:span text:style-name="T6"> </text:span><text:span text:style-name="T7">continuation</text:span><text:span text:style-name="T6"> = </text:span><text:span text:style-name="T5">new</text:span><text:span text:style-name="T6"> Continuation(</text:span><text:span text:style-name="T7">continuationScope</text:span><text:span text:style-name="T6">, ()→{</text:span></text:p>
            <text:p><text:span text:style-name="T6"/></text:p>
            <text:p><text:span text:style-name="T6">System.</text:span><text:span text:style-name="T9">out</text:span><text:span text:style-name="T6">.println(</text:span><text:span text:style-name="T8">"hello continuation"</text:span><text:span text:style-name="T6">);</text:span></text:p>
            <text:p><text:span text:style-name="T6">});</text:span></text:p>
            <text:p><text:span text:style-name="T6"/></text:p>
            <text:p><text:span text:style-name="T7">continuation</text:span><text:span text:style-name="T6">.run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4"><text:s/></text:span><text:span text:style-name="T4">Continuation.yield()</text:span></text:p>
          </draw:text-box>
        </draw:frame>
        <draw:frame presentation:style-name="pr5" draw:text-style-name="P6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10">L’appel à yield sauvegarde la pile d’exécution et redonne la main au thread ayant appelé la continuation.</text:span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>Cette exemple n’affiche rien.</text:span></text:p>
              </text:list-item>
            </text:list>
          </draw:text-box>
        </draw:frame>
        <draw:frame draw:style-name="gr3" draw:text-style-name="P7" draw:layer="layout" svg:width="23.09cm" svg:height="6.12cm" svg:x="1.91cm" svg:y="8.48cm">
          <draw:text-box>
            <text:p><text:span text:style-name="T11">var</text:span><text:span text:style-name="T12"> </text:span><text:span text:style-name="T13">continuation</text:span><text:span text:style-name="T12"> = </text:span><text:span text:style-name="T11">new</text:span><text:span text:style-name="T12"> Continuation(</text:span><text:span text:style-name="T13">continuationScope</text:span><text:span text:style-name="T12">, ()-&gt;{</text:span></text:p>
            <text:p><text:span text:style-name="T12">Continuation.</text:span><text:span text:style-name="T14">yield</text:span><text:span text:style-name="T12">(</text:span><text:span text:style-name="T13">continuationScope</text:span><text:span text:style-name="T12">); </text:span></text:p>
            <text:p><text:span text:style-name="T12">System.</text:span><text:span text:style-name="T15">out</text:span><text:span text:style-name="T12">.println(</text:span><text:span text:style-name="T16">"hello continuation"</text:span><text:span text:style-name="T12">);</text:span></text:p>
            <text:p><text:span text:style-name="T12">});</text:span></text:p>
            <text:p><text:span text:style-name="T12"/></text:p>
            <text:p><text:span text:style-name="T13">continuation</text:span><text:span text:style-name="T12">.run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4"><text:s/></text:span><text:span text:style-name="T4">Continuation.run()</text:span></text:p>
          </draw:text-box>
        </draw:frame>
        <draw:frame presentation:style-name="pr5" draw:text-style-name="P6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10">L’appel à run() replace le bout de la pile d’exécution.</text:span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>Affiche « hello continuation »</text:span></text:p>
              </text:list-item>
              <text:list-item>
                <text:p><text:span text:style-name="T10">Le premier run() lance la continuation.</text:span></text:p>
              </text:list-item>
              <text:list-item>
                <text:p><text:span text:style-name="T10">Le deuxième run() reprend l’exécution de la continuation après l’appel à yield().</text:span></text:p>
              </text:list-item>
            </text:list>
          </draw:text-box>
        </draw:frame>
        <draw:frame draw:style-name="gr4" draw:text-style-name="P7" draw:layer="layout" svg:width="23.09cm" svg:height="6.651cm" svg:x="2cm" svg:y="6.6cm">
          <draw:text-box>
            <text:p><text:span text:style-name="T11">var</text:span><text:span text:style-name="T12"> </text:span><text:span text:style-name="T13">continuation</text:span><text:span text:style-name="T12"> = </text:span><text:span text:style-name="T11">new</text:span><text:span text:style-name="T12"> Continuation(</text:span><text:span text:style-name="T13">continuationScope</text:span><text:span text:style-name="T12">, ()-&gt;{</text:span></text:p>
            <text:p><text:span text:style-name="T12">Continuation.</text:span><text:span text:style-name="T14">yield</text:span><text:span text:style-name="T12">(</text:span><text:span text:style-name="T13">continuationScope</text:span><text:span text:style-name="T12">);</text:span></text:p>
            <text:p><text:span text:style-name="T12">System.</text:span><text:span text:style-name="T15">out</text:span><text:span text:style-name="T12">.println(</text:span><text:span text:style-name="T16">"hello continuation"</text:span><text:span text:style-name="T12">);</text:span></text:p>
            <text:p><text:span text:style-name="T12">});</text:span></text:p>
            <text:p><text:span text:style-name="T12"/></text:p>
            <text:p><text:span text:style-name="T13">continuation</text:span><text:span text:style-name="T12">.run();</text:span></text:p>
            <text:p><text:span text:style-name="T13">continuation</text:span><text:span text:style-name="T12">.run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.6cm" svg:height="2.5cm" svg:x="0.4cm" svg:y="1cm" presentation:class="title" presentation:user-transformed="true">
          <draw:text-box>
            <text:p><text:span text:style-name="T1">Continuation.getCurrentContinuation(scope)</text:span>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p><text:span text:style-name="T17">A l'intérieur d'un runnable on peut demander la continuation courante.</text:span></text:p>
            <text:p><text:span text:style-name="T17">Il y peut y avoir plusieurs continuation les unes dans les autres avec des scopes différents.</text:span></text:p>
            <text:p><text:span text:style-name="T17">Si yield : dans qu'elle scope va-t-il ?</text:span></text:p>
            <text:p><text:span text:style-name="T17">Donc on doit lui donner</text:span></text:p>
            <text:list text:style-name="L3"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cheduler</text:p>
          </draw:text-box>
        </draw:frame>
        <draw:frame presentation:style-name="pr5" draw:layer="layout" svg:width="26.4cm" svg:height="13.8cm" svg:x="1cm" svg:y="4.4cm" presentation:class="outline" presentation:user-transformed="true">
          <draw:text-box>
            <text:list text:style-name="L3">
              <text:list-header>
                <text:p text:style-name="P8">Permet de planifier l’exécution des continuations. Ici, il exécute la dernière continuation enregistrée.</text:p>
              </text:list-header>
              <text:list-item>
                <text:p text:style-name="P8"/>
              </text:list-item>
            </text:list>
          </draw:text-box>
        </draw:frame>
        <draw:frame draw:style-name="gr5" draw:text-style-name="P9" draw:layer="layout" svg:width="25.4cm" svg:height="11.051cm" svg:x="1.2cm" svg:y="7.8cm">
          <draw:text-box>
            <text:p><text:span text:style-name="T18">public</text:span><text:span text:style-name="T19"> </text:span><text:span text:style-name="T18">void</text:span><text:span text:style-name="T19"> enqueue(ContinuationScope </text:span><text:span text:style-name="T20">scope</text:span><text:span text:style-name="T19">) {</text:span></text:p>
            <text:p><text:span text:style-name="T18"><text:tab/></text:span><text:span text:style-name="T18">if</text:span><text:span text:style-name="T19">(Continuation.</text:span><text:span text:style-name="T21">getCurrentContinuation</text:span><text:span text:style-name="T19">(</text:span><text:span text:style-name="T20">scope</text:span><text:span text:style-name="T19">) == </text:span><text:span text:style-name="T18">null</text:span><text:span text:style-name="T19">) {</text:span><text:span text:style-name="T19"><text:tab/></text:span></text:p>
            <text:p><text:span text:style-name="T18"><text:tab/></text:span><text:span text:style-name="T18"><text:tab/></text:span><text:span text:style-name="T18">throw</text:span><text:span text:style-name="T19"> </text:span><text:span text:style-name="T18">new</text:span><text:span text:style-name="T19"> IllegalStateException();</text:span><text:span text:style-name="T19"><text:tab/></text:span></text:p>
            <text:p><text:span text:style-name="T19">}</text:span></text:p>
            <text:p><text:span text:style-name="T18"><text:tab/></text:span><text:span text:style-name="T18">this</text:span><text:span text:style-name="T19">.</text:span><text:span text:style-name="T22">deque</text:span><text:span text:style-name="T19">.offer(Continuation.</text:span><text:span text:style-name="T21">getCurrentContinuation</text:span><text:span text:style-name="T19">(</text:span><text:span text:style-name="T20">scope</text:span><text:span text:style-name="T19">));</text:span></text:p>
            <text:p><text:span text:style-name="T19"><text:tab/></text:span><text:span text:style-name="T19">Continuation.</text:span><text:span text:style-name="T21">yield</text:span><text:span text:style-name="T19">(</text:span><text:span text:style-name="T20">scope</text:span><text:span text:style-name="T19">);</text:span></text:p>
            <text:p><text:span text:style-name="T19">}</text:span></text:p>
            <text:p><text:span text:style-name="T20"/></text:p>
            <text:p><text:span text:style-name="T18">public</text:span><text:span text:style-name="T19"> </text:span><text:span text:style-name="T18">void</text:span><text:span text:style-name="T19"> runLoop() {</text:span></text:p>
            <text:p><text:span text:style-name="T18"><text:tab/></text:span><text:span text:style-name="T18">while</text:span><text:span text:style-name="T19">(!</text:span><text:span text:style-name="T22">deque</text:span><text:span text:style-name="T19">.isEmpty()) {</text:span></text:p>
            <text:p><text:span text:style-name="T19"><text:tab/></text:span><text:span text:style-name="T19"><text:tab/></text:span><text:span text:style-name="T19">Continuation </text:span><text:span text:style-name="T20">continuation</text:span><text:span text:style-name="T19"> = </text:span><text:span text:style-name="T18">null</text:span><text:span text:style-name="T19">;</text:span></text:p>
            <text:p><text:span text:style-name="T20"><text:tab/></text:span><text:span text:style-name="T20"><text:tab/></text:span><text:span text:style-name="T20">continuation</text:span><text:span text:style-name="T19"> = </text:span><text:span text:style-name="T22">deque</text:span><text:span text:style-name="T19">.pollLast();</text:span><text:span text:style-name="T19"><text:tab/></text:span></text:p>
            <text:p><text:span text:style-name="T20"><text:tab/></text:span><text:span text:style-name="T20"><text:tab/></text:span><text:span text:style-name="T20">continuation</text:span><text:span text:style-name="T19">.run();</text:span></text:p>
            <text:p><text:span text:style-name="T19"><text:tab/></text:span><text:span text:style-name="T19">}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7H51M56S</meta:editing-duration>
    <meta:editing-cycles>365</meta:editing-cycles>
    <meta:generator>LibreOffice/6.0.7.3$Linux_X86_64 LibreOffice_project/00m0$Build-3</meta:generator>
    <dc:title>Alizarin</dc:title>
    <dc:date>2019-11-02T18:27:29.650073238</dc:date>
    <meta:document-statistic meta:object-count="70"/>
  </office:meta>
</office:document-meta>
</file>